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doop@gaurav-virtual-machine:~$ start-all.sh</text:p>
      <text:p text:style-name="Standard">WARNING: Attempting to start all Apache Hadoop daemons as hdoop in 10 seconds.</text:p>
      <text:p text:style-name="Standard">WARNING: This is not a recommended production deployment configuration.</text:p>
      <text:p text:style-name="Standard">WARNING: Use CTRL-C to abort.</text:p>
      <text:p text:style-name="Standard">Starting namenodes on [localhost]</text:p>
      <text:p text:style-name="Standard">Starting datanodes</text:p>
      <text:p text:style-name="Standard">Starting secondary namenodes [gaurav-virtual-machine]</text:p>
      <text:p text:style-name="Standard">Starting resourcemanager</text:p>
      <text:p text:style-name="Standard">Starting nodemanagers</text:p>
      <text:p text:style-name="Standard">hdoop@gaurav-virtual-machine:~$ eclipse</text:p>
      <text:p text:style-name="Standard"/>
      <text:p text:style-name="Standard">Command 'eclipse' not found, but can be installed with:</text:p>
      <text:p text:style-name="Standard"/>
      <text:p text:style-name="Standard">sudo snap install eclipse</text:p>
      <text:p text:style-name="Standard"/>
      <text:p text:style-name="Standard">hdoop@gaurav-virtual-machine:~$ sudo snap install eclipse</text:p>
      <text:p text:style-name="Standard">error: unable to contact snap store</text:p>
      <text:p text:style-name="Standard">hdoop@gaurav-virtual-machine:~$ cd /home/hdoop/eclipse-workspace</text:p>
      <text:p text:style-name="Standard">hdoop@gaurav-virtual-machine:~/eclipse-workspace$ ls</text:p>
      <text:p text:style-name="Standard">gaurav <text:s text:c="9"/>input.txt <text:s/>wc.jar <text:s text:c="4"/>wordcount.jar <text:s/>wordcount.txt</text:p>
      <text:p text:style-name="Standard">hadoopprograms <text:s/>prog3.jar <text:s/>wordcount <text:s/>wordcountt</text:p>
      <text:p text:style-name="Standard">hdoop@gaurav-virtual-machine:~/eclipse-workspace$ gedit wc.txt</text:p>
      <text:p text:style-name="Standard">hdoop@gaurav-virtual-machine:~/eclipse-workspace$ hadoop fs -put wc.txt</text:p>
      <text:p text:style-name="Standard">2021-05-10 11:25:53,898 INFO sasl.SaslDataTransferClient: SASL encryption trust check: localHostTrusted = false, remoteHostTrusted = false</text:p>
      <text:p text:style-name="Standard">hdoop@gaurav-virtual-machine:~/eclipse-workspace$ hadoop fs -cat wc.txt</text:p>
      <text:p text:style-name="Standard">2021-05-10 11:26:32,719 INFO sasl.SaslDataTransferClient: SASL encryption trust check: localHostTrusted = false, remoteHostTrusted = false</text:p>
      <text:p text:style-name="Standard">car cat dog</text:p>
      <text:p text:style-name="Standard">dog car cat</text:p>
      <text:p text:style-name="Standard">animal dog car</text:p>
      <text:p text:style-name="Standard">hdoop@gaurav-virtual-machine:~/eclipse-workspace$ ls</text:p>
      <text:p text:style-name="Standard">gaurav <text:s text:c="9"/>input.txt <text:s/>wc.jar <text:s/>wordcount <text:s text:c="5"/>wordcountt</text:p>
      <text:p text:style-name="Standard">hadoopprograms <text:s/>prog3.jar <text:s/>wc.txt <text:s/>wordcount.jar <text:s/>wordcount.txt</text:p>
      <text:p text:style-name="Standard">hdoop@gaurav-virtual-machine:~/eclipse-workspace$ hadoop jar wc.jar WordCount wc.txtoutput</text:p>
      <text:p text:style-name="Standard">Exception in thread "main" java.lang.ClassNotFoundException: WordCount</text:p>
      <text:p text:style-name="Standard"><text:tab/>at java.net.URLClassLoader.findClass(URLClassLoader.java:382)</text:p>
      <text:p text:style-name="Standard"><text:tab/>at java.lang.ClassLoader.loadClass(ClassLoader.java:418)</text:p>
      <text:p text:style-name="Standard"><text:tab/>at java.lang.ClassLoader.loadClass(ClassLoader.java:351)</text:p>
      <text:p text:style-name="Standard"><text:tab/>at java.lang.Class.forName0(Native Method)</text:p>
      <text:p text:style-name="Standard"><text:tab/>at java.lang.Class.forName(Class.java:348)</text:p>
      <text:p text:style-name="Standard"><text:tab/>at org.apache.hadoop.util.RunJar.run(RunJar.java:316)</text:p>
      <text:p text:style-name="Standard"><text:tab/>at org.apache.hadoop.util.RunJar.main(RunJar.java:236)</text:p>
      <text:p text:style-name="Standard">hdoop@gaurav-virtual-machine:~/eclipse-workspace$ hadoop jar wc.jar WordCount wc.txt output</text:p>
      <text:p text:style-name="Standard">Exception in thread "main" java.lang.ClassNotFoundException: WordCount</text:p>
      <text:p text:style-name="Standard"><text:tab/>at java.net.URLClassLoader.findClass(URLClassLoader.java:382)</text:p>
      <text:p text:style-name="Standard"><text:tab/>at java.lang.ClassLoader.loadClass(ClassLoader.java:418)</text:p>
      <text:p text:style-name="Standard"><text:tab/>at java.lang.ClassLoader.loadClass(ClassLoader.java:351)</text:p>
      <text:p text:style-name="Standard"><text:tab/>at java.lang.Class.forName0(Native Method)</text:p>
      <text:p text:style-name="Standard"><text:tab/>at java.lang.Class.forName(Class.java:348)</text:p>
      <text:p text:style-name="Standard"><text:tab/>at org.apache.hadoop.util.RunJar.run(RunJar.java:316)</text:p>
      <text:p text:style-name="Standard"><text:tab/>at org.apache.hadoop.util.RunJar.main(RunJar.java:236)</text:p>
      <text:p text:style-name="Standard"><text:soft-page-break/>hdoop@gaurav-virtual-machine:~/eclipse-workspace$ cd /home/hdoop/Desktop</text:p>
      <text:p text:style-name="Standard">hdoop@gaurav-virtual-machine:~/Desktop$ ls</text:p>
      <text:p text:style-name="Standard">'Eclipse IDE for Java Developers - 2021-03.desktop' <text:s text:c="2"/>wc.jar</text:p>
      <text:p text:style-name="Standard">hdoop@gaurav-virtual-machine:~/Desktop$ jps</text:p>
      <text:p text:style-name="Standard">3092 ResourceManager</text:p>
      <text:p text:style-name="Standard">2645 DataNode</text:p>
      <text:p text:style-name="Standard">3830 org.eclipse.equinox.launcher_1.6.100.v20201223-0822.jar</text:p>
      <text:p text:style-name="Standard">4487 Jps</text:p>
      <text:p text:style-name="Standard">2856 SecondaryNameNode</text:p>
      <text:p text:style-name="Standard">3227 NodeManager</text:p>
      <text:p text:style-name="Standard">2511 NameNode</text:p>
      <text:p text:style-name="Standard">hdoop@gaurav-virtual-machine:~/Desktop$ hadoop jar wc.jar WordCount wc.txt </text:p>
      <text:p text:style-name="Standard">Exception in thread "main" java.lang.ClassNotFoundException: WordCount</text:p>
      <text:p text:style-name="Standard"><text:tab/>at java.net.URLClassLoader.findClass(URLClassLoader.java:382)</text:p>
      <text:p text:style-name="Standard"><text:tab/>at java.lang.ClassLoader.loadClass(ClassLoader.java:418)</text:p>
      <text:p text:style-name="Standard"><text:tab/>at java.lang.ClassLoader.loadClass(ClassLoader.java:351)</text:p>
      <text:p text:style-name="Standard"><text:tab/>at java.lang.Class.forName0(Native Method)</text:p>
      <text:p text:style-name="Standard"><text:tab/>at java.lang.Class.forName(Class.java:348)</text:p>
      <text:p text:style-name="Standard"><text:tab/>at org.apache.hadoop.util.RunJar.run(RunJar.java:316)</text:p>
      <text:p text:style-name="Standard"><text:tab/>at org.apache.hadoop.util.RunJar.main(RunJar.java:236)</text:p>
      <text:p text:style-name="Standard">hdoop@gaurav-virtual-machine:~/Desktop$ hadoop jar wc.jar WordCount wc.txt output/</text:p>
      <text:p text:style-name="Standard">Exception in thread "main" java.lang.ClassNotFoundException: WordCount</text:p>
      <text:p text:style-name="Standard"><text:tab/>at java.net.URLClassLoader.findClass(URLClassLoader.java:382)</text:p>
      <text:p text:style-name="Standard"><text:tab/>at java.lang.ClassLoader.loadClass(ClassLoader.java:418)</text:p>
      <text:p text:style-name="Standard"><text:tab/>at java.lang.ClassLoader.loadClass(ClassLoader.java:351)</text:p>
      <text:p text:style-name="Standard"><text:tab/>at java.lang.Class.forName0(Native Method)</text:p>
      <text:p text:style-name="Standard"><text:tab/>at java.lang.Class.forName(Class.java:348)</text:p>
      <text:p text:style-name="Standard"><text:tab/>at org.apache.hadoop.util.RunJar.run(RunJar.java:316)</text:p>
      <text:p text:style-name="Standard"><text:tab/>at org.apache.hadoop.util.RunJar.main(RunJar.java:236)</text:p>
      <text:p text:style-name="Standard">hdoop@gaurav-virtual-machine:~/Desktop$ hadoop jar wc.jar gaurav.WordCount wc.txt output/</text:p>
      <text:p text:style-name="Standard">2021-05-10 11:45:17,392 INFO client.RMProxy: Connecting to ResourceManager at /127.0.0.1:8032</text:p>
      <text:p text:style-name="Standard">2021-05-10 11:45:19,701 WARN mapreduce.JobResourceUploader: Hadoop command-line option parsing not performed. Implement the Tool interface and execute your application with ToolRunner to remedy this.</text:p>
      <text:p text:style-name="Standard">2021-05-10 11:45:19,804 INFO mapreduce.JobResourceUploader: Disabling Erasure Coding for path: /tmp/hadoop-yarn/staging/hdoop/.staging/job_1620625403373_0001</text:p>
      <text:p text:style-name="Standard">2021-05-10 11:45:20,310 INFO sasl.SaslDataTransferClient: SASL encryption trust check: localHostTrusted = false, remoteHostTrusted = false</text:p>
      <text:p text:style-name="Standard">2021-05-10 11:45:20,825 INFO input.FileInputFormat: Total input files to process : 1</text:p>
      <text:p text:style-name="Standard">2021-05-10 11:45:20,948 INFO sasl.SaslDataTransferClient: SASL encryption trust check: localHostTrusted = false, remoteHostTrusted = false</text:p>
      <text:p text:style-name="Standard">2021-05-10 11:45:21,018 INFO sasl.SaslDataTransferClient: SASL encryption trust check: localHostTrusted = false, remoteHostTrusted = false</text:p>
      <text:p text:style-name="Standard">2021-05-10 11:45:21,462 INFO mapreduce.JobSubmitter: number of splits:1</text:p>
      <text:p text:style-name="Standard">2021-05-10 11:45:21,981 INFO sasl.SaslDataTransferClient: SASL encryption trust check: localHostTrusted = false, remoteHostTrusted = false</text:p>
      <text:p text:style-name="Standard">2021-05-10 11:45:22,048 INFO mapreduce.JobSubmitter: Submitting tokens for job: job_1620625403373_0001</text:p>
      <text:p text:style-name="Standard">2021-05-10 11:45:22,048 INFO mapreduce.JobSubmitter: Executing with tokens: []</text:p>
      <text:p text:style-name="Standard">2021-05-10 11:45:22,640 INFO conf.Configuration: resource-types.xml not found</text:p>
      <text:p text:style-name="Standard">2021-05-10 11:45:22,642 INFO resource.ResourceUtils: Unable to find 'resource-types.xml'.</text:p>
      <text:p text:style-name="Standard"><text:soft-page-break/>2021-05-10 11:45:26,030 INFO impl.YarnClientImpl: Submitted application application_1620625403373_0001</text:p>
      <text:p text:style-name="Standard">2021-05-10 11:45:26,169 INFO mapreduce.Job: The url to track the job: http://gaurav-virtual-machine:8088/proxy/application_1620625403373_0001/</text:p>
      <text:p text:style-name="Standard">2021-05-10 11:45:26,171 INFO mapreduce.Job: Running job: job_1620625403373_0001</text:p>
      <text:p text:style-name="Standard">2021-05-10 11:45:57,156 INFO mapreduce.Job: Job job_1620625403373_0001 running in uber mode : false</text:p>
      <text:p text:style-name="Standard">2021-05-10 11:45:57,164 INFO mapreduce.Job: <text:s/>map 0% reduce 0%</text:p>
      <text:p text:style-name="Standard">2021-05-10 11:46:09,926 INFO mapreduce.Job: <text:s/>map 100% reduce 0%</text:p>
      <text:p text:style-name="Standard">2021-05-10 11:46:22,141 INFO mapreduce.Job: <text:s/>map 100% reduce 100%</text:p>
      <text:p text:style-name="Standard">2021-05-10 11:46:24,208 INFO mapreduce.Job: Job job_1620625403373_0001 completed successfully</text:p>
      <text:p text:style-name="Standard">2021-05-10 11:46:25,164 INFO mapreduce.Job: Counters: 54</text:p>
      <text:p text:style-name="Standard"><text:tab/>File System Counters</text:p>
      <text:p text:style-name="Standard"><text:tab/><text:tab/>FILE: Number of bytes read=49</text:p>
      <text:p text:style-name="Standard"><text:tab/><text:tab/>FILE: Number of bytes written=450993</text:p>
      <text:p text:style-name="Standard"><text:tab/><text:tab/>FILE: Number of read operations=0</text:p>
      <text:p text:style-name="Standard"><text:tab/><text:tab/>FILE: Number of large read operations=0</text:p>
      <text:p text:style-name="Standard"><text:tab/><text:tab/>FILE: Number of write operations=0</text:p>
      <text:p text:style-name="Standard"><text:tab/><text:tab/>HDFS: Number of bytes read=143</text:p>
      <text:p text:style-name="Standard"><text:tab/><text:tab/>HDFS: Number of bytes written=27</text:p>
      <text:p text:style-name="Standard"><text:tab/><text:tab/>HDFS: Number of read operations=8</text:p>
      <text:p text:style-name="Standard"><text:tab/><text:tab/>HDFS: Number of large read operations=0</text:p>
      <text:p text:style-name="Standard"><text:tab/><text:tab/>HDFS: Number of write operations=2</text:p>
      <text:p text:style-name="Standard"><text:tab/><text:tab/>HDFS: Number of bytes read erasure-coded=0</text:p>
      <text:p text:style-name="Standard"><text:tab/>Job Counters </text:p>
      <text:p text:style-name="Standard"><text:tab/><text:tab/>Launched map tasks=1</text:p>
      <text:p text:style-name="Standard"><text:tab/><text:tab/>Launched reduce tasks=1</text:p>
      <text:p text:style-name="Standard"><text:tab/><text:tab/>Data-local map tasks=1</text:p>
      <text:p text:style-name="Standard"><text:tab/><text:tab/>Total time spent by all maps in occupied slots (ms)=9633</text:p>
      <text:p text:style-name="Standard"><text:tab/><text:tab/>Total time spent by all reduces in occupied slots (ms)=9315</text:p>
      <text:p text:style-name="Standard"><text:tab/><text:tab/>Total time spent by all map tasks (ms)=9633</text:p>
      <text:p text:style-name="Standard"><text:tab/><text:tab/>Total time spent by all reduce tasks (ms)=9315</text:p>
      <text:p text:style-name="Standard"><text:tab/><text:tab/>Total vcore-milliseconds taken by all map tasks=9633</text:p>
      <text:p text:style-name="Standard"><text:tab/><text:tab/>Total vcore-milliseconds taken by all reduce tasks=9315</text:p>
      <text:p text:style-name="Standard"><text:tab/><text:tab/>Total megabyte-milliseconds taken by all map tasks=9864192</text:p>
      <text:p text:style-name="Standard"><text:tab/><text:tab/>Total megabyte-milliseconds taken by all reduce tasks=9538560</text:p>
      <text:p text:style-name="Standard"><text:tab/>Map-Reduce Framework</text:p>
      <text:p text:style-name="Standard"><text:tab/><text:tab/>Map input records=3</text:p>
      <text:p text:style-name="Standard"><text:tab/><text:tab/>Map output records=9</text:p>
      <text:p text:style-name="Standard"><text:tab/><text:tab/>Map output bytes=75</text:p>
      <text:p text:style-name="Standard"><text:tab/><text:tab/>Map output materialized bytes=49</text:p>
      <text:p text:style-name="Standard"><text:tab/><text:tab/>Input split bytes=104</text:p>
      <text:p text:style-name="Standard"><text:tab/><text:tab/>Combine input records=9</text:p>
      <text:p text:style-name="Standard"><text:tab/><text:tab/>Combine output records=4</text:p>
      <text:p text:style-name="Standard"><text:tab/><text:tab/>Reduce input groups=4</text:p>
      <text:p text:style-name="Standard"><text:tab/><text:tab/>Reduce shuffle bytes=49</text:p>
      <text:p text:style-name="Standard"><text:tab/><text:tab/>Reduce input records=4</text:p>
      <text:p text:style-name="Standard"><text:tab/><text:tab/>Reduce output records=4</text:p>
      <text:p text:style-name="Standard"><text:tab/><text:tab/>Spilled Records=8</text:p>
      <text:p text:style-name="Standard"><text:tab/><text:tab/>Shuffled Maps =1</text:p>
      <text:p text:style-name="Standard"><text:tab/><text:tab/>Failed Shuffles=0</text:p>
      <text:p text:style-name="Standard"><text:soft-page-break/><text:tab/><text:tab/>Merged Map outputs=1</text:p>
      <text:p text:style-name="Standard"><text:tab/><text:tab/>GC time elapsed (ms)=277</text:p>
      <text:p text:style-name="Standard"><text:tab/><text:tab/>CPU time spent (ms)=3230</text:p>
      <text:p text:style-name="Standard"><text:tab/><text:tab/>Physical memory (bytes) snapshot=433111040</text:p>
      <text:p text:style-name="Standard"><text:tab/><text:tab/>Virtual memory (bytes) snapshot=5076443136</text:p>
      <text:p text:style-name="Standard"><text:tab/><text:tab/>Total committed heap usage (bytes)=360185856</text:p>
      <text:p text:style-name="Standard"><text:tab/><text:tab/>Peak Map Physical memory (bytes)=261812224</text:p>
      <text:p text:style-name="Standard"><text:tab/><text:tab/>Peak Map Virtual memory (bytes)=2534379520</text:p>
      <text:p text:style-name="Standard"><text:tab/><text:tab/>Peak Reduce Physical memory (bytes)=172249088</text:p>
      <text:p text:style-name="Standard"><text:tab/><text:tab/>Peak Reduce Virtual memory (bytes)=2543734784</text:p>
      <text:p text:style-name="Standard"><text:tab/>Shuffle Errors</text:p>
      <text:p text:style-name="Standard"><text:tab/><text:tab/>BAD_ID=0</text:p>
      <text:p text:style-name="Standard"><text:tab/><text:tab/>CONNECTION=0</text:p>
      <text:p text:style-name="Standard"><text:tab/><text:tab/>IO_ERROR=0</text:p>
      <text:p text:style-name="Standard"><text:tab/><text:tab/>WRONG_LENGTH=0</text:p>
      <text:p text:style-name="Standard"><text:tab/><text:tab/>WRONG_MAP=0</text:p>
      <text:p text:style-name="Standard"><text:tab/><text:tab/>WRONG_REDUCE=0</text:p>
      <text:p text:style-name="Standard"><text:tab/>File Input Format Counters </text:p>
      <text:p text:style-name="Standard"><text:tab/><text:tab/>Bytes Read=39</text:p>
      <text:p text:style-name="Standard"><text:tab/>File Output Format Counters </text:p>
      <text:p text:style-name="Standard"><text:tab/><text:tab/>Bytes Written=27</text:p>
      <text:p text:style-name="Standard">hdoop@gaurav-virtual-machine:~/Desktop$ hadoop fs -ls</text:p>
      <text:p text:style-name="Standard">Found 6 items</text:p>
      <text:p text:style-name="Standard">drwxr-xr-x <text:s text:c="2"/>- hdoop supergroup <text:s text:c="9"/>0 2021-05-04 12:20 gaurav</text:p>
      <text:p text:style-name="Standard">-rw-r--r-- <text:s text:c="2"/>1 hdoop supergroup <text:s text:c="8"/>46 2021-05-04 12:47 input.txt</text:p>
      <text:p text:style-name="Standard">drwxr-xr-x <text:s text:c="2"/>- hdoop supergroup <text:s text:c="9"/>0 2021-05-10 11:46 output</text:p>
      <text:p text:style-name="Standard">drwxr-xr-x <text:s text:c="2"/>- hdoop supergroup <text:s text:c="9"/>0 2021-05-04 12:23 prog2</text:p>
      <text:p text:style-name="Standard">-rw-r--r-- <text:s text:c="2"/>1 hdoop supergroup <text:s text:c="8"/>39 2021-05-10 11:25 wc.txt</text:p>
      <text:p text:style-name="Standard">-rw-r--r-- <text:s text:c="2"/>1 hdoop supergroup <text:s text:c="8"/>44 2021-05-04 12:34 wordcount.txt</text:p>
      <text:p text:style-name="Standard">hdoop@gaurav-virtual-machine:~/Desktop$ hadoop fs -ls output/</text:p>
      <text:p text:style-name="Standard">Found 2 items</text:p>
      <text:p text:style-name="Standard">-rw-r--r-- <text:s text:c="2"/>1 hdoop supergroup <text:s text:c="9"/>0 2021-05-10 11:46 output/_SUCCESS</text:p>
      <text:p text:style-name="Standard">-rw-r--r-- <text:s text:c="2"/>1 hdoop supergroup <text:s text:c="8"/>27 2021-05-10 11:46 output/part-r-00000</text:p>
      <text:p text:style-name="Standard">hdoop@gaurav-virtual-machine:~/Desktop$ hadoop fs -cat output/part-r-00000</text:p>
      <text:p text:style-name="Standard">2021-05-10 11:48:27,957 INFO sasl.SaslDataTransferClient: SASL encryption trust check: localHostTrusted = false, remoteHostTrusted = false</text:p>
      <text:p text:style-name="Standard">animal<text:tab/>1</text:p>
      <text:p text:style-name="Standard">car<text:tab/>3</text:p>
      <text:p text:style-name="Standard">cat<text:tab/>2</text:p>
      <text:p text:style-name="Standard">dog<text:tab/>3</text:p>
      <text:p text:style-name="Standard">hdoop@gaurav-virtual-machine:~/Desktop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1:54:17.034804883</meta:creation-date>
    <dc:date>2021-05-10T11:54:55.904218441</dc:date>
    <meta:editing-duration>PT41S</meta:editing-duration>
    <meta:editing-cycles>1</meta:editing-cycles>
    <meta:document-statistic meta:table-count="0" meta:image-count="0" meta:object-count="0" meta:page-count="4" meta:paragraph-count="178" meta:word-count="869" meta:character-count="9176" meta:non-whitespace-character-count="8216"/>
    <meta:generator>LibreOffice/6.4.7.2$Linux_X86_64 LibreOffice_project/40$Build-2</meta:generator>
  </office:meta>
</office:document-meta>
</file>